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돋움" svg:font-family="돋움"/>
    <style:font-face style:name="Arial1" svg:font-family="Arial" style:font-family-generic="modern"/>
    <style:font-face style:name="Times New Roman" svg:font-family="'Times New Roman'" style:font-family-generic="roma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673in"/>
    </style:style>
    <style:style style:name="co2" style:family="table-column">
      <style:table-column-properties fo:break-before="auto" style:column-width="3.9846in"/>
    </style:style>
    <style:style style:name="co3" style:family="table-column">
      <style:table-column-properties fo:break-before="auto" style:column-width="0.9236in"/>
    </style:style>
    <style:style style:name="co4" style:family="table-column">
      <style:table-column-properties fo:break-before="auto" style:column-width="1.9134in"/>
    </style:style>
    <style:style style:name="co5" style:family="table-column">
      <style:table-column-properties fo:break-before="auto" style:column-width="1.3063in"/>
    </style:style>
    <style:style style:name="co6" style:family="table-column">
      <style:table-column-properties fo:break-before="auto" style:column-width="1.3854in"/>
    </style:style>
    <style:style style:name="co7" style:family="table-column">
      <style:table-column-properties fo:break-before="auto" style:column-width="2.6126in"/>
    </style:style>
    <style:style style:name="co8" style:family="table-column">
      <style:table-column-properties fo:break-before="auto" style:column-width="1.5307in"/>
    </style:style>
    <style:style style:name="co9" style:family="table-column">
      <style:table-column-properties fo:break-before="auto" style:column-width="1.9264in"/>
    </style:style>
    <style:style style:name="co10" style:family="table-column">
      <style:table-column-properties fo:break-before="auto" style:column-width="0.9634in"/>
    </style:style>
    <style:style style:name="co11" style:family="table-column">
      <style:table-column-properties fo:break-before="auto" style:column-width="1.702in"/>
    </style:style>
    <style:style style:name="co12" style:family="table-column">
      <style:table-column-properties fo:break-before="auto" style:column-width="6.122in"/>
    </style:style>
    <style:style style:name="co13" style:family="table-column">
      <style:table-column-properties fo:break-before="auto" style:column-width="3.2854in"/>
    </style:style>
    <style:style style:name="co14" style:family="table-column">
      <style:table-column-properties fo:break-before="auto" style:column-width="1.1083in"/>
    </style:style>
    <style:style style:name="co15" style:family="table-column">
      <style:table-column-properties fo:break-before="auto" style:column-width="1.7811in"/>
    </style:style>
    <style:style style:name="ro1" style:family="table-row">
      <style:table-row-properties style:row-height="0.6839in" fo:break-before="auto" style:use-optimal-row-height="true"/>
    </style:style>
    <style:style style:name="ro2" style:family="table-row">
      <style:table-row-properties style:row-height="1.678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772in" fo:break-before="auto" style:use-optimal-row-height="false"/>
    </style:style>
    <style:style style:name="ro5" style:family="table-row">
      <style:table-row-properties style:row-height="0.5181in" fo:break-before="auto" style:use-optimal-row-height="true"/>
    </style:style>
    <style:style style:name="ro6" style:family="table-row">
      <style:table-row-properties style:row-height="0.1783in" fo:break-before="auto" style:use-optimal-row-height="true"/>
    </style:style>
    <style:style style:name="ta1" style:family="table" style:master-page-name="PageStyle_5f_Forwarding_20_Instructions">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Forwarding Instructions" table:style-name="ta1" table:print-ranges="'Forwarding Instructions'.A17:'Forwarding Instructions'.AE2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9" table:default-cell-style-name="ce3"/>
        <table:table-column table:style-name="co4" table:default-cell-style-name="ce3"/>
        <table:table-column table:style-name="co3" table:default-cell-style-name="ce3"/>
        <table:table-column table:style-name="co10" table:default-cell-style-name="ce3"/>
        <table:table-column table:style-name="co11" table:default-cell-style-name="ce3"/>
        <table:table-column table:style-name="co10" table:default-cell-style-name="ce23"/>
        <table:table-column table:style-name="co10" table:default-cell-style-name="ce3"/>
        <table:table-column table:style-name="co12" table:default-cell-style-name="ce26"/>
        <table:table-column table:style-name="co13" table:default-cell-style-name="ce3"/>
        <table:table-column table:style-name="co14" table:default-cell-style-name="ce3"/>
        <table:table-column table:style-name="co10" table:default-cell-style-name="ce3"/>
        <table:table-column table:style-name="co15" table:default-cell-style-name="ce3"/>
        <table:table-column table:style-name="co3" table:default-cell-style-name="ce3"/>
        <table:table-column table:style-name="co5" table:default-cell-style-name="ce3"/>
        <table:table-column table:style-name="co3" table:number-columns-repeated="214" table:default-cell-style-name="ce3"/>
        <table:table-column table:style-name="co3" table:number-columns-repeated="19" table:default-cell-style-name="ce14"/>
        <table:table-row table:style-name="ro1">
          <table:table-cell table:style-name="ce1" office:value-type="string">
            <office:annotation draw:style-name="gr1" draw:text-style-name="P1" svg:width="4.2748in" svg:height="24.3205in" svg:x="3.2724in" svg:y="0.1091in" draw:caption-point-x="-3.2724in" draw:caption-point-y="-0.1091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2496in" svg:height="24.3205in" svg:x="6.5988in" svg:y="0.1091in" draw:caption-point-x="-6.5988in" draw:caption-point-y="-0.1091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5902in" svg:height="24.3205in" svg:x="7.7035in" svg:y="0.1091in" draw:caption-point-x="-7.7035in" draw:caption-point-y="-0.1091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1425in" svg:height="24.3205in" svg:x="9.5047in" svg:y="0.1091in" draw:caption-point-x="-9.5047in" draw:caption-point-y="-0.1091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1" draw:text-style-name="P1" svg:width="8.5854in" svg:height="0.9409in" svg:x="10.7268in" svg:y="0.0213in" draw:caption-point-x="-10.7268in" draw:caption-point-y="-0.0213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6" office:value-type="string">
            <office:annotation draw:style-name="gr1" draw:text-style-name="P1" svg:width="4.4315in" svg:height="2.2476in" svg:x="12.1067in" svg:y="0.0213in" draw:caption-point-x="-12.1067in" draw:caption-point-y="-0.0213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6" office:value-type="string">
            <office:annotation draw:style-name="gr1" draw:text-style-name="P1" svg:width="4.4315in" svg:height="2.2476in" svg:x="13.0264in" svg:y="0.0213in" draw:caption-point-x="-13.0264in" draw:caption-point-y="-0.0213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1" draw:text-style-name="P1" svg:width="6.3362in" svg:height="1.4965in" svg:x="15.6299in" svg:y="0.0213in" draw:caption-point-x="-15.6299in" draw:caption-point-y="-0.0213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882in" svg:height="24.3205in" svg:x="17.1539in" svg:y="0.1091in" draw:caption-point-x="-17.1539in" draw:caption-point-y="-0.1091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7.6024in" svg:height="24.3205in" svg:x="21.8996in" svg:y="0.1091in" draw:caption-point-x="-21.8996in" draw:caption-point-y="-0.1091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7.2638in" svg:height="24.3205in" svg:x="23.3461in" svg:y="0.1091in" draw:caption-point-x="-23.3461in" draw:caption-point-y="-0.1091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2.7283in" svg:height="24.3205in" svg:x="26.3807in" svg:y="0.1091in" draw:caption-point-x="-26.3807in" draw:caption-point-y="-0.1091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6.8354in" svg:height="24.3205in" svg:x="26.7917in" svg:y="0.1091in" draw:caption-point-x="-26.7917in" draw:caption-point-y="-0.1091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8.8748in" svg:height="24.3205in" svg:x="29.5496in" svg:y="0.1091in" draw:caption-point-x="-29.5496in" draw:caption-point-y="-0.1091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4" office:value-type="string">
            <office:annotation draw:style-name="gr1" draw:text-style-name="P1" svg:width="4.5882in" svg:height="24.3205in" svg:x="35.2028in" svg:y="0.1091in" draw:caption-point-x="-35.2028in" draw:caption-point-y="-0.1091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3" office:value-type="string">
            <text:p>Examples</text:p>
          </table:table-cell>
          <table:table-cell table:style-name="ce33" office:value-type="string">
            <text:p>UN/TDED Code</text:p>
          </table:table-cell>
          <table:table-cell table:style-name="ce33" office:value-type="string">
            <text:p>Current Version</text:p>
          </table:table-cell>
          <table:table-cell table:style-name="ce40" office:value-type="string">
            <office:annotation draw:style-name="gr1" draw:text-style-name="P1" svg:width="1.7756in" svg:height="24.3205in" svg:x="42.735in" svg:y="0.1091in" draw:caption-point-x="-42.735in" draw:caption-point-y="-0.1091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0" office:value-type="string">
            <office:annotation draw:style-name="gr1" draw:text-style-name="P1" svg:width="1.7882in" svg:height="24.3205in" svg:x="43.7343in" svg:y="0.1091in" draw:caption-point-x="-43.7343in" draw:caption-point-y="-0.1091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4" office:value-type="string">
            <text:p>Context: Business Process</text:p>
          </table:table-cell>
          <table:table-cell table:style-name="ce44" office:value-type="string">
            <text:p>Context: Region (Geopolitical)</text:p>
          </table:table-cell>
          <table:table-cell table:style-name="ce44" office:value-type="string">
            <text:p>Context: Official Constraints</text:p>
          </table:table-cell>
          <table:table-cell table:style-name="ce44" office:value-type="string">
            <text:p>Context: Product</text:p>
          </table:table-cell>
          <table:table-cell table:style-name="ce44" office:value-type="string">
            <text:p>Context: Industry</text:p>
          </table:table-cell>
          <table:table-cell table:style-name="ce44" office:value-type="string">
            <text:p>Context: Role</text:p>
          </table:table-cell>
          <table:table-cell table:style-name="ce44" office:value-type="string">
            <text:p>Context: Supporting Role</text:p>
          </table:table-cell>
          <table:table-cell table:style-name="ce44" office:value-type="string">
            <text:p>Context: System Constraint</text:p>
          </table:table-cell>
          <table:table-cell table:style-name="ce44" office:value-type="string">
            <text:p>Editor's Notes</text:p>
          </table:table-cell>
          <table:table-cell table:style-name="ce8" table:number-columns-repeated="114"/>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ForwardingInstructions">
            <text:p>ForwardingInstructions</text:p>
          </table:table-cell>
          <table:table-cell table:style-name="ce2" office:value-type="string">
            <text:p>Forwarding Instructions. Details</text:p>
          </table:table-cell>
          <table:table-cell table:style-name="ce7"/>
          <table:table-cell table:style-name="ce7" office:value-type="string">
            <text:p>Forwarding Instructions</text:p>
          </table:table-cell>
          <table:table-cell table:style-name="ce7" table:number-columns-repeated="9"/>
          <table:table-cell table:style-name="ce7" office:value-type="string">
            <text:p>Forwarding Instruction</text:p>
          </table:table-cell>
          <table:table-cell table:style-name="ce2"/>
          <table:table-cell table:style-name="ce7" office:value-type="string">
            <text:p>ABIE</text:p>
          </table:table-cell>
          <table:table-cell table:style-name="ce25"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34" table:number-columns-repeated="2"/>
          <table:table-cell table:style-name="ce35" office:value-type="string">
            <text:p>2.0</text:p>
          </table:table-cell>
          <table:table-cell table:style-name="ce41"/>
          <table:table-cell table:style-name="ce2"/>
          <table:table-cell table:style-name="ce7" office:value-type="string">
            <text:p>Transportation</text:p>
          </table:table-cell>
          <table:table-cell table:style-name="ce7" table:number-columns-repeated="8"/>
          <table:table-cell table:style-name="ce8" table:number-columns-repeated="114"/>
          <table:table-cell table:number-columns-repeated="111"/>
        </table:table-row>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office:value-type="string">
            <text:p>Forwarding Instructions. UBL Version Identifier. Identifier</text:p>
          </table:table-cell>
          <table:table-cell table:style-name="ce8"/>
          <table:table-cell table:style-name="ce8" office:value-type="string">
            <text:p>Forwarding Instructions</text:p>
          </table:table-cell>
          <table:table-cell table:style-name="ce8"/>
          <table:table-cell table:style-name="ce8" office:value-type="string">
            <text:p>UBL Version</text:p>
          </table:table-cell>
          <table:table-cell table:style-name="ce8" office:value-type="string">
            <text:p>Identifier</text:p>
          </table:table-cell>
          <table:table-cell table:formula="oooc:=IF([.F3]&lt;&gt;&quot;&quot;;CONCATENATE([.F3];&quot; &quot;;[.G3]);[.G3])" office:value-type="string" office:string-value="UBL Version Identifier">
            <text:p>UBL Version Identifier</text:p>
          </table:table-cell>
          <table:table-cell table:style-name="ce8" office:value-type="string">
            <text:p>Identifier</text:p>
          </table:table-cell>
          <table:table-cell table:style-name="ce8"/>
          <table:table-cell table:formula="oooc:=IF([.J3]&lt;&gt;&quot;&quot;;CONCATENATE([.J3];&quot;_ &quot;;[.I3];&quot;. Type&quot;);CONCATENATE([.I3];&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The earliest version of the UBL 2 schema for this document type that defines all of the elements that might be encountered in the current instance.</text:p>
          </table:table-cell>
          <table:table-cell table:style-name="ce15" office:value-type="string">
            <text:p>2.0.5</text:p>
          </table:table-cell>
          <table:table-cell table:style-name="ce8"/>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5"/>
          <table:table-cell table:number-columns-repeated="91"/>
          <table:table-cell table:style-name="ce3"/>
          <table:table-cell table:number-columns-repeated="18"/>
        </table:table-row>
        <table:table-row table:style-name="ro4">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office:value-type="string">
            <text:p>Forwarding Instructions. Customization Identifier. Identifier</text:p>
          </table:table-cell>
          <table:table-cell table:style-name="ce8"/>
          <table:table-cell table:style-name="ce8" office:value-type="string">
            <text:p>Forwarding Instructions</text:p>
          </table:table-cell>
          <table:table-cell table:style-name="ce8"/>
          <table:table-cell table:style-name="ce8" office:value-type="string">
            <text:p>Customization</text:p>
          </table:table-cell>
          <table:table-cell table:number-columns-repeated="3" table:style-name="ce15" office:value-type="string">
            <text:p>Identifier</text:p>
          </table:table-cell>
          <table:table-cell table:style-name="ce8"/>
          <table:table-cell table:style-name="ce15" office:value-type="string">
            <text:p>Identifier. Type</text:p>
          </table:table-cell>
          <table:table-cell table:style-name="ce8" table:number-columns-repeated="3"/>
          <table:table-cell table:style-name="ce19" office:value-type="string">
            <text:p>0..1</text:p>
          </table:table-cell>
          <table:table-cell table:style-name="ce15" office:value-type="string">
            <text:p>BBIE</text:p>
          </table:table-cell>
          <table:table-cell office:value-type="string">
            <text:p>Identifies a user-defined Customization of UBL for a specific use.</text:p>
          </table:table-cell>
          <table:table-cell table:style-name="ce15" office:value-type="string">
            <text:p>NES</text:p>
          </table:table-cell>
          <table:table-cell table:style-name="ce8"/>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5"/>
          <table:table-cell table:number-columns-repeated="91"/>
          <table:table-cell table:style-name="ce3"/>
          <table:table-cell table:number-columns-repeated="18"/>
        </table:table-row>
        <table:table-row table:style-name="ro4">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office:value-type="string">
            <text:p>Forwarding Instructions. Profile Identifier. Identifier</text:p>
          </table:table-cell>
          <table:table-cell table:style-name="ce8"/>
          <table:table-cell table:style-name="ce8" office:value-type="string">
            <text:p>Forwarding Instructions</text:p>
          </table:table-cell>
          <table:table-cell table:style-name="ce8"/>
          <table:table-cell table:style-name="ce8" office:value-type="string">
            <text:p>Profile</text:p>
          </table:table-cell>
          <table:table-cell table:number-columns-repeated="3" table:style-name="ce15" office:value-type="string">
            <text:p>Identifier</text:p>
          </table:table-cell>
          <table:table-cell table:style-name="ce8"/>
          <table:table-cell table:style-name="ce15" office:value-type="string">
            <text:p>Identifier. Type</text:p>
          </table:table-cell>
          <table:table-cell table:style-name="ce8" table:number-columns-repeated="3"/>
          <table:table-cell table:style-name="ce19" office:value-type="string">
            <text:p>0..1</text:p>
          </table:table-cell>
          <table:table-cell table:style-name="ce15" office:value-type="string">
            <text:p>BBIE</text:p>
          </table:table-cell>
          <table:table-cell office:value-type="string">
            <text:p>Identifies a user-defined profile of the customization of UBL being used.</text:p>
          </table:table-cell>
          <table:table-cell table:style-name="ce15" office:value-type="string">
            <text:p>BasicProcurementProcess</text:p>
          </table:table-cell>
          <table:table-cell table:style-name="ce8"/>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5"/>
          <table:table-cell table:number-columns-repeated="91"/>
          <table:table-cell table:style-name="ce3"/>
          <table:table-cell table:number-columns-repeated="18"/>
        </table:table-row>
        <table:table-row table:style-name="ro4">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Forwarding Instructions. Identifier</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Identifier</text:p>
          </table:table-cell>
          <table:table-cell table:formula="oooc:=IF([.F6]&lt;&gt;&quot;&quot;;CONCATENATE([.F6];&quot; &quot;;[.G6]);[.G6])" office:value-type="string" office:string-value="Identifier">
            <text:p>Identifier</text:p>
          </table:table-cell>
          <table:table-cell table:style-name="ce8" office:value-type="string">
            <text:p>Identifier</text:p>
          </table:table-cell>
          <table:table-cell table:style-name="ce8"/>
          <table:table-cell table:formula="oooc:=IF([.J6]&lt;&gt;&quot;&quot;;CONCATENATE([.J6];&quot;_ &quot;;[.I6];&quot;. Type&quot;);CONCATENATE([.I6];&quot;. Type&quot;))" office:value-type="string" office:string-value="Identifier. Type">
            <text:p>Identifier. Type</text:p>
          </table:table-cell>
          <table:table-cell table:style-name="ce8" table:number-columns-repeated="2"/>
          <table:table-cell table:style-name="ce8" office:value-type="string">
            <text:p>Freight Forwarding Instruction, Shippers Letter of Instruction</text:p>
          </table:table-cell>
          <table:table-cell table:style-name="ce19" office:value-type="string">
            <text:p>1</text:p>
          </table:table-cell>
          <table:table-cell table:style-name="ce8" office:value-type="string">
            <text:p>BBIE</text:p>
          </table:table-cell>
          <table:table-cell office:value-type="string">
            <text:p>Unique identifier of the Forwarding Instructions. Reference number to identify a Shipping Instruction.</text:p>
          </table:table-cell>
          <table:table-cell table:style-name="ce8"/>
          <table:table-cell table:style-name="ce8" office:value-type="float" office:value="1121">
            <text:p>1121</text:p>
          </table:table-cell>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3">
          <table:table-cell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office:value-type="string">
            <text:p>Forwarding Instructions. Carrier Assigned_ Identifier. Identifier</text:p>
          </table:table-cell>
          <table:table-cell table:style-name="ce8"/>
          <table:table-cell table:style-name="ce8" office:value-type="string">
            <text:p>Forwarding Instructions</text:p>
          </table:table-cell>
          <table:table-cell table:style-name="ce8" office:value-type="string">
            <text:p>Carrier Assigned</text:p>
          </table:table-cell>
          <table:table-cell table:style-name="ce15"/>
          <table:table-cell table:style-name="ce8" office:value-type="string">
            <text:p>Identifier</text:p>
          </table:table-cell>
          <table:table-cell table:formula="oooc:=IF([.F7]&lt;&gt;&quot;&quot;;CONCATENATE([.F7];&quot; &quot;;[.G7]);[.G7])" office:value-type="string" office:string-value="Identifier">
            <text:p>Identifier</text:p>
          </table:table-cell>
          <table:table-cell table:style-name="ce8" office:value-type="string">
            <text:p>Identifier</text:p>
          </table:table-cell>
          <table:table-cell table:style-name="ce8"/>
          <table:table-cell table:formula="oooc:=IF([.J7]&lt;&gt;&quot;&quot;;CONCATENATE([.J7];&quot;_ &quot;;[.I7];&quot;. Type&quot;);CONCATENATE([.I7];&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office:value-type="string">
            <text:p>UUID</text:p>
          </table:table-cell>
          <table:table-cell office:value-type="string">
            <text:p>Forwarding Instructions. UUID. Identifier</text:p>
          </table:table-cell>
          <table:table-cell table:style-name="ce8"/>
          <table:table-cell table:style-name="ce8" office:value-type="string">
            <text:p>Forwarding Instructions</text:p>
          </table:table-cell>
          <table:table-cell table:style-name="ce14"/>
          <table:table-cell table:style-name="ce8"/>
          <table:table-cell table:style-name="ce8" office:value-type="string">
            <text:p>UUID</text:p>
          </table:table-cell>
          <table:table-cell table:formula="oooc:=IF([.F8]&lt;&gt;&quot;&quot;;CONCATENATE([.F8];&quot; &quot;;[.G8]);[.G8])" office:value-type="string" office:string-value="UUID">
            <text:p>UUID</text:p>
          </table:table-cell>
          <table:table-cell table:style-name="ce8" office:value-type="string">
            <text:p>Identifier</text:p>
          </table:table-cell>
          <table:table-cell table:style-name="ce8"/>
          <table:table-cell table:formula="oooc:=IF([.J8]&lt;&gt;&quot;&quot;;CONCATENATE([.J8];&quot;_ &quot;;[.I8];&quot;. Type&quot;);CONCATENATE([.I8];&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7" office:value-type="string">
            <text:p>A universally unique identifier for an instance of this ABIE.</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Forwarding Instructions. Issue Date. Date</text:p>
          </table:table-cell>
          <table:table-cell table:style-name="ce8"/>
          <table:table-cell table:style-name="ce8" office:value-type="string">
            <text:p>Forwarding Instructions</text:p>
          </table:table-cell>
          <table:table-cell table:style-name="ce8"/>
          <table:table-cell table:style-name="ce15" office:value-type="string">
            <text:p>Issue</text:p>
          </table:table-cell>
          <table:table-cell table:style-name="ce8" office:value-type="string">
            <text:p>Date</text:p>
          </table:table-cell>
          <table:table-cell table:formula="oooc:=IF([.F9]&lt;&gt;&quot;&quot;;CONCATENATE([.F9];&quot; &quot;;[.G9]);[.G9])" office:value-type="string" office:string-value="Issue Date">
            <text:p>Issue Date</text:p>
          </table:table-cell>
          <table:table-cell table:style-name="ce8" office:value-type="string">
            <text:p>Date</text:p>
          </table:table-cell>
          <table:table-cell table:style-name="ce8"/>
          <table:table-cell table:formula="oooc:=IF([.J9]&lt;&gt;&quot;&quot;;CONCATENATE([.J9];&quot;_ &quot;;[.I9];&quot;. Type&quot;);CONCATENATE([.I9];&quot;. Type&quot;))" office:value-type="string" office:string-value="Date. Type">
            <text:p>Date.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Date on which the Forwarding Instructions were issued.</text:p>
          </table:table-cell>
          <table:table-cell table:style-name="ce8"/>
          <table:table-cell table:style-name="ce8" office:value-type="float" office:value="2185">
            <text:p>2185</text:p>
          </table:table-cell>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Forwarding Instructions. Issue Time. Time</text:p>
          </table:table-cell>
          <table:table-cell table:style-name="ce8"/>
          <table:table-cell table:style-name="ce8" office:value-type="string">
            <text:p>Forwarding Instructions</text:p>
          </table:table-cell>
          <table:table-cell table:style-name="ce8"/>
          <table:table-cell table:style-name="ce15" office:value-type="string">
            <text:p>Issue</text:p>
          </table:table-cell>
          <table:table-cell table:style-name="ce8" office:value-type="string">
            <text:p>Time</text:p>
          </table:table-cell>
          <table:table-cell table:formula="oooc:=IF([.F10]&lt;&gt;&quot;&quot;;CONCATENATE([.F10];&quot; &quot;;[.G10]);[.G10])" office:value-type="string" office:string-value="Issue Time">
            <text:p>Issue Time</text:p>
          </table:table-cell>
          <table:table-cell table:style-name="ce8" office:value-type="string">
            <text:p>Time</text:p>
          </table:table-cell>
          <table:table-cell table:style-name="ce8"/>
          <table:table-cell table:formula="oooc:=IF([.J10]&lt;&gt;&quot;&quot;;CONCATENATE([.J10];&quot;_ &quot;;[.I10];&quot;. Type&quot;);CONCATENATE([.I10];&quot;. Type&quot;))" office:value-type="string" office:string-value="Time. Type">
            <text:p>Time.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Time at which the Forwarding Instructions were issued.</text:p>
          </table:table-cell>
          <table:table-cell table:style-name="ce8"/>
          <table:table-cell table:style-name="ce8" office:value-type="float" office:value="2185">
            <text:p>2185</text:p>
          </table:table-cell>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office:value-type="string">
            <text:p>Forwarding Instructions. Name</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Name</text:p>
          </table:table-cell>
          <table:table-cell table:formula="oooc:=IF([.F11]&lt;&gt;&quot;&quot;;CONCATENATE([.F11];&quot; &quot;;[.G11]);[.G11])" office:value-type="string" office:string-value="Name">
            <text:p>Name</text:p>
          </table:table-cell>
          <table:table-cell table:style-name="ce8" office:value-type="string">
            <text:p>Name</text:p>
          </table:table-cell>
          <table:table-cell table:style-name="ce8"/>
          <table:table-cell table:formula="oooc:=IF([.J11]&lt;&gt;&quot;&quot;;CONCATENATE([.J11];&quot;_ &quot;;[.I11];&quot;. Type&quot;);CONCATENATE([.I11];&quot;. Type&quot;))" office:value-type="string" office:string-value="Name. Type">
            <text:p>Name. Type</text:p>
          </table:table-cell>
          <table:table-cell table:style-name="ce8" table:number-columns-repeated="3"/>
          <table:table-cell table:style-name="ce19" office:value-type="string">
            <text:p>0..1</text:p>
          </table:table-cell>
          <table:table-cell table:style-name="ce8" office:value-type="string">
            <text:p>BBIE</text:p>
          </table:table-cell>
          <table:table-cell office:value-type="string">
            <text:p>Name of a Forwarding Instructions.</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office:value-type="string">
            <text:p>Forwarding Instructions. Description. Text</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Description</text:p>
          </table:table-cell>
          <table:table-cell table:formula="oooc:=IF([.F12]&lt;&gt;&quot;&quot;;CONCATENATE([.F12];&quot; &quot;;[.G12]);[.G12])" office:value-type="string" office:string-value="Description">
            <text:p>Description</text:p>
          </table:table-cell>
          <table:table-cell table:style-name="ce8" office:value-type="string">
            <text:p>Text</text:p>
          </table:table-cell>
          <table:table-cell table:style-name="ce8"/>
          <table:table-cell table:formula="oooc:=IF([.J12]&lt;&gt;&quot;&quot;;CONCATENATE([.J12];&quot;_ &quot;;[.I12];&quot;. Type&quot;);CONCATENATE([.I12];&quot;. Type&quot;))" office:value-type="string" office:string-value="Text. Type">
            <text:p>Text. Type</text:p>
          </table:table-cell>
          <table:table-cell table:style-name="ce8" table:number-columns-repeated="3"/>
          <table:table-cell table:style-name="ce19" office:value-type="string">
            <text:p>0..n</text:p>
          </table:table-cell>
          <table:table-cell table:style-name="ce8" office:value-type="string">
            <text:p>BBIE</text:p>
          </table:table-cell>
          <table:table-cell table:style-name="ce28" office:value-type="string">
            <text:p>Description of the type of Forwarding Instructions.</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Forwarding Instructions. Note. Text</text:p>
          </table:table-cell>
          <table:table-cell table:style-name="ce8"/>
          <table:table-cell table:style-name="ce8" office:value-type="string">
            <text:p>Forwarding Instructions</text:p>
          </table:table-cell>
          <table:table-cell table:style-name="ce8"/>
          <table:table-cell table:style-name="ce15"/>
          <table:table-cell table:style-name="ce8" office:value-type="string">
            <text:p>Note</text:p>
          </table:table-cell>
          <table:table-cell table:formula="oooc:=IF([.F13]&lt;&gt;&quot;&quot;;CONCATENATE([.F13];&quot; &quot;;[.G13]);[.G13])" office:value-type="string" office:string-value="Note">
            <text:p>Note</text:p>
          </table:table-cell>
          <table:table-cell table:style-name="ce8" office:value-type="string">
            <text:p>Text</text:p>
          </table:table-cell>
          <table:table-cell table:style-name="ce8"/>
          <table:table-cell table:formula="oooc:=IF([.J13]&lt;&gt;&quot;&quot;;CONCATENATE([.J13];&quot;_ &quot;;[.I13];&quot;. Type&quot;);CONCATENATE([.I13];&quot;. Type&quot;))" office:value-type="string" office:string-value="Text. Type">
            <text:p>Text. Type</text:p>
          </table:table-cell>
          <table:table-cell table:style-name="ce8" table:number-columns-repeated="3"/>
          <table:table-cell table:style-name="ce19" office:value-type="string">
            <text:p>0..n</text:p>
          </table:table-cell>
          <table:table-cell table:style-name="ce8" office:value-type="string">
            <text:p>BBIE</text:p>
          </table:table-cell>
          <table:table-cell table:style-name="ce29" office:value-type="string">
            <text:p>Informative notes associated with the Forwarding Instructions.</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5">
          <table:table-cell table:formula="oooc:=SUBSTITUTE(SUBSTITUTE(CONCATENATE(IF([.E14]=&quot;Universally Unique&quot;;&quot;UU&quot;;[.E14]);IF([.G14]&lt;&gt;[.I14];[.H14];[.F14]);CONCATENATE(IF([.I14]=&quot;Identifier&quot;;&quot;ID&quot;;IF([.I14]=&quot;Text&quot;;&quot;&quot;;[.I14]))));&quot; &quot;;&quot;&quot;);&quot;'&quot;;&quot;&quot;)" office:value-type="string" office:string-value="DocumentStatusCode">
            <text:p>DocumentStatusCode</text:p>
          </table:table-cell>
          <table:table-cell office:value-type="string">
            <text:p>Forwarding Instructions. Document Status Code. Code</text:p>
          </table:table-cell>
          <table:table-cell table:style-name="ce8"/>
          <table:table-cell table:style-name="ce8" office:value-type="string">
            <text:p>Forwarding Instructions</text:p>
          </table:table-cell>
          <table:table-cell table:style-name="ce8"/>
          <table:table-cell table:style-name="ce15" office:value-type="string">
            <text:p>Document Status</text:p>
          </table:table-cell>
          <table:table-cell table:style-name="ce8" office:value-type="string">
            <text:p>Code</text:p>
          </table:table-cell>
          <table:table-cell table:formula="oooc:=IF([.F14]&lt;&gt;&quot;&quot;;CONCATENATE([.F14];&quot; &quot;;[.G14]);[.G14])" office:value-type="string" office:string-value="Document Status Code">
            <text:p>Document Status Code</text:p>
          </table:table-cell>
          <table:table-cell table:style-name="ce8" office:value-type="string">
            <text:p>Code</text:p>
          </table:table-cell>
          <table:table-cell table:style-name="ce8" office:value-type="string">
            <text:p>Document Status</text:p>
          </table:table-cell>
          <table:table-cell table:formula="oooc:=IF([.J14]&lt;&gt;&quot;&quot;;CONCATENATE([.J14];&quot;_ &quot;;[.I14];&quot;. Type&quot;);CONCATENATE([.I14];&quot;. Type&quot;))" office:value-type="string" office:string-value="Document Status_ Code. Type">
            <text:p>Document Status_ Code.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9" office:value-type="string">
            <text:p>Identifies the status of the Forwarding Instructions with respect to its original state. This may be used if the document precedes the event and is subsequently found to be incorrect and in need of cancelling or revising.</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office:value-type="string">
            <text:p>Forwarding Instructions. Shipping Order Identifier. Identifier</text:p>
          </table:table-cell>
          <table:table-cell table:style-name="ce8"/>
          <table:table-cell table:style-name="ce8" office:value-type="string">
            <text:p>Forwarding Instructions</text:p>
          </table:table-cell>
          <table:table-cell table:style-name="ce8"/>
          <table:table-cell table:style-name="ce15" office:value-type="string">
            <text:p>Shipping Order</text:p>
          </table:table-cell>
          <table:table-cell table:style-name="ce8"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8" office:value-type="string">
            <text:p>Identifier</text:p>
          </table:table-cell>
          <table:table-cell table:style-name="ce8"/>
          <table:table-cell table:formula="oooc:=IF([.J15]&lt;&gt;&quot;&quot;;CONCATENATE([.J15];&quot;_ &quot;;[.I15];&quot;. Type&quot;);CONCATENATE([.I15];&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8" office:value-type="string">
            <text:p>Reference number to identify a Shipping Order.</text:p>
          </table:table-cell>
          <table:table-cell table:style-name="ce8"/>
          <table:table-cell table:style-name="ce8" office:value-type="float" office:value="1121">
            <text:p>1121</text:p>
          </table:table-cell>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office:value-type="string">
            <text:p>Forwarding Instructions. To Order_ Indicator. Indicator</text:p>
          </table:table-cell>
          <table:table-cell table:style-name="ce8"/>
          <table:table-cell table:style-name="ce8" office:value-type="string">
            <text:p>Forwarding Instructions</text:p>
          </table:table-cell>
          <table:table-cell table:style-name="ce15" office:value-type="string">
            <text:p>To Order</text:p>
          </table:table-cell>
          <table:table-cell table:style-name="ce15"/>
          <table:table-cell table:style-name="ce8" office:value-type="string">
            <text:p>Indicator</text:p>
          </table:table-cell>
          <table:table-cell table:formula="oooc:=IF([.F16]&lt;&gt;&quot;&quot;;CONCATENATE([.F16];&quot; &quot;;[.G16]);[.G16])" office:value-type="string" office:string-value="Indicator">
            <text:p>Indicator</text:p>
          </table:table-cell>
          <table:table-cell table:style-name="ce8" office:value-type="string">
            <text:p>Indicator</text:p>
          </table:table-cell>
          <table:table-cell table:style-name="ce8"/>
          <table:table-cell table:formula="oooc:=IF([.J16]&lt;&gt;&quot;&quot;;CONCATENATE([.J16];&quot;_ &quot;;[.I16];&quot;. Type&quot;);CONCATENATE([.I16];&quot;. Type&quot;))" office:value-type="string" office:string-value="Indicator. Type">
            <text:p>Indicato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8" office:value-type="string">
            <text:p>Indicator of whether the transport document is consigned to order.</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3">
          <table:table-cell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office:value-type="string">
            <text:p>Forwarding Instructions. Ad Valorem_ Indicator. Indicator</text:p>
          </table:table-cell>
          <table:table-cell table:style-name="ce8"/>
          <table:table-cell table:style-name="ce8" office:value-type="string">
            <text:p>Forwarding Instructions</text:p>
          </table:table-cell>
          <table:table-cell table:style-name="ce8" office:value-type="string">
            <text:p>Ad Valorem</text:p>
          </table:table-cell>
          <table:table-cell table:style-name="ce8"/>
          <table:table-cell office:value-type="string">
            <text:p>Indicator</text:p>
          </table:table-cell>
          <table:table-cell table:formula="oooc:=IF([.F17]&lt;&gt;&quot;&quot;;CONCATENATE([.F17];&quot; &quot;;[.G17]);[.G17])" office:value-type="string" office:string-value="Indicator">
            <text:p>Indicator</text:p>
          </table:table-cell>
          <table:table-cell table:style-name="ce8" office:value-type="string">
            <text:p>Indicator</text:p>
          </table:table-cell>
          <table:table-cell table:style-name="ce8"/>
          <table:table-cell table:formula="oooc:=IF([.J17]&lt;&gt;&quot;&quot;;CONCATENATE([.J17];&quot;_ &quot;;[.I17];&quot;. Type&quot;);CONCATENATE([.I17];&quot;. Type&quot;))" office:value-type="string" office:string-value="Indicator. Type">
            <text:p>Indicato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9" office:value-type="string">
            <text:p>A term used in commerce in reference to certain duties, called ad valorem duties, which are levied on commodities at certain rates per centum on their value.</text:p>
          </table:table-cell>
          <table:table-cell table:style-name="ce8" table:number-columns-repeated="2"/>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5">
          <table:table-cell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office:value-type="string">
            <text:p>Forwarding Instructions. Declared Carriage_ Value. Amount</text:p>
          </table:table-cell>
          <table:table-cell table:style-name="ce8"/>
          <table:table-cell table:style-name="ce8" office:value-type="string">
            <text:p>Forwarding Instructions</text:p>
          </table:table-cell>
          <table:table-cell table:style-name="ce8" office:value-type="string">
            <text:p>Declared Carriage</text:p>
          </table:table-cell>
          <table:table-cell table:style-name="ce15"/>
          <table:table-cell table:style-name="ce8" office:value-type="string">
            <text:p>Value</text:p>
          </table:table-cell>
          <table:table-cell table:formula="oooc:=IF([.F18]&lt;&gt;&quot;&quot;;CONCATENATE([.F18];&quot; &quot;;[.G18]);[.G18])" office:value-type="string" office:string-value="Value">
            <text:p>Value</text:p>
          </table:table-cell>
          <table:table-cell table:style-name="ce8" office:value-type="string">
            <text:p>Amount</text:p>
          </table:table-cell>
          <table:table-cell table:style-name="ce8"/>
          <table:table-cell table:formula="oooc:=IF([.J18]&lt;&gt;&quot;&quot;;CONCATENATE([.J18];&quot;_ &quot;;[.I18];&quot;. Type&quot;);CONCATENATE([.I18];&quot;. Type&quot;))" office:value-type="string" office:string-value="Amount. Type">
            <text:p>Amount.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8"/>
          <table:table-cell table:style-name="ce8" office:value-type="float" office:value="5036">
            <text:p>5036</text:p>
          </table:table-cell>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5">
          <table:table-cell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office:value-type="string">
            <text:p>Forwarding Instructions. Other_ Instruction. Text</text:p>
          </table:table-cell>
          <table:table-cell table:style-name="ce8"/>
          <table:table-cell table:style-name="ce8" office:value-type="string">
            <text:p>Forwarding Instructions</text:p>
          </table:table-cell>
          <table:table-cell table:style-name="ce8" office:value-type="string">
            <text:p>Other</text:p>
          </table:table-cell>
          <table:table-cell table:style-name="ce15"/>
          <table:table-cell table:style-name="ce8" office:value-type="string">
            <text:p>Instruction</text:p>
          </table:table-cell>
          <table:table-cell table:formula="oooc:=IF([.F19]&lt;&gt;&quot;&quot;;CONCATENATE([.F19];&quot; &quot;;[.G19]);[.G19])" office:value-type="string" office:string-value="Instruction">
            <text:p>Instruction</text:p>
          </table:table-cell>
          <table:table-cell table:style-name="ce8" office:value-type="string">
            <text:p>Text</text:p>
          </table:table-cell>
          <table:table-cell table:style-name="ce8"/>
          <table:table-cell table:formula="oooc:=IF([.J19]&lt;&gt;&quot;&quot;;CONCATENATE([.J19];&quot;_ &quot;;[.I19];&quot;. Type&quot;);CONCATENATE([.I19];&quot;. Type&quot;))" office:value-type="string" office:string-value="Text. Type">
            <text:p>Text. Type</text:p>
          </table:table-cell>
          <table:table-cell table:style-name="ce8" table:number-columns-repeated="3"/>
          <table:table-cell table:style-name="ce19" office:value-type="string">
            <text:p>0..n</text:p>
          </table:table-cell>
          <table:table-cell table:style-name="ce8" office:value-type="string">
            <text:p>BBIE</text:p>
          </table:table-cell>
          <table:table-cell table:style-name="ce27"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table:style-name="ce8"/>
          <table:table-cell table:style-name="ce8" office:value-type="float" office:value="4244">
            <text:p>4244</text:p>
          </table:table-cell>
          <table:table-cell table:style-name="ce36"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45" table:number-columns-repeated="114"/>
          <table:table-cell table:number-columns-repeated="111"/>
        </table:table-row>
        <table:table-row table:style-name="ro4">
          <table:table-cell table:style-name="ce4" office:value-type="string">
            <text:p>ConsignorParty</text:p>
          </table:table-cell>
          <table:table-cell table:style-name="ce4" office:value-type="string">
            <text:p>Forwarding Instructions. Consignor_ Party. Party</text:p>
          </table:table-cell>
          <table:table-cell table:style-name="ce9"/>
          <table:table-cell table:style-name="ce9" office:value-type="string">
            <text:p>Forwarding Instructions</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9" office:value-type="string">
            <text:p>Party</text:p>
          </table:table-cell>
          <table:table-cell table:style-name="ce9" office:value-type="string">
            <text:p>Consignor (WCO ID 71 and 72)</text:p>
          </table:table-cell>
          <table:table-cell table:style-name="ce20"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9"/>
          <table:table-cell table:style-name="ce9" office:value-type="string">
            <text:p><text:s/>3036 and 3039</text:p>
          </table:table-cell>
          <table:table-cell table:style-name="ce37" office:value-type="string">
            <text:p>2.0</text:p>
          </table:table-cell>
          <table:table-cell table:style-name="ce4" table:number-columns-repeated="2"/>
          <table:table-cell table:style-name="ce5" office:value-type="string">
            <text:p>Transportation</text:p>
          </table:table-cell>
          <table:table-cell table:style-name="ce9" table:number-columns-repeated="2"/>
          <table:table-cell table:style-name="ce4" table:number-columns-repeated="6"/>
          <table:table-cell table:style-name="ce8" table:number-columns-repeated="114"/>
          <table:table-cell table:number-columns-repeated="111"/>
        </table:table-row>
        <table:table-row table:style-name="ro4">
          <table:table-cell table:style-name="ce4" office:value-type="string">
            <text:p>CarrierParty</text:p>
          </table:table-cell>
          <table:table-cell table:style-name="ce4" office:value-type="string">
            <text:p>Forwarding Instructions. Carrier_ Party. Party</text:p>
          </table:table-cell>
          <table:table-cell table:style-name="ce9"/>
          <table:table-cell table:style-name="ce9" office:value-type="string">
            <text:p>Forwarding Instructions</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9" office:value-type="string">
            <text:p>Party</text:p>
          </table:table-cell>
          <table:table-cell table:style-name="ce9" office:value-type="string">
            <text:p>Transport Company, Shipping Line, NVOCC, Airline, <text:s/>Haulier, Courier, Carrier (WCO ID 49 and 50)</text:p>
          </table:table-cell>
          <table:table-cell table:style-name="ce20"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9"/>
          <table:table-cell table:style-name="ce9" office:value-type="string">
            <text:p><text:s/>3036 and 3039</text:p>
          </table:table-cell>
          <table:table-cell table:style-name="ce37" office:value-type="string">
            <text:p>2.0</text:p>
          </table:table-cell>
          <table:table-cell table:style-name="ce4" table:number-columns-repeated="2"/>
          <table:table-cell table:style-name="ce5" office:value-type="string">
            <text:p>Transportation</text:p>
          </table:table-cell>
          <table:table-cell table:style-name="ce9" table:number-columns-repeated="2"/>
          <table:table-cell table:style-name="ce4" table:number-columns-repeated="6"/>
          <table:table-cell table:style-name="ce8" table:number-columns-repeated="114"/>
          <table:table-cell table:number-columns-repeated="111"/>
        </table:table-row>
        <table:table-row table:style-name="ro5">
          <table:table-cell table:style-name="ce4" office:value-type="string">
            <text:p>FreightForwarderParty</text:p>
          </table:table-cell>
          <table:table-cell table:style-name="ce4" office:value-type="string">
            <text:p>Forwarding Instructions. Freight Forwarder_ Party. Party</text:p>
          </table:table-cell>
          <table:table-cell table:style-name="ce9"/>
          <table:table-cell table:style-name="ce9" office:value-type="string">
            <text:p>Forwarding Instructions</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9" office:value-type="string">
            <text:p>Party</text:p>
          </table:table-cell>
          <table:table-cell table:style-name="ce9" office:value-type="string">
            <text:p>Consolidator (WCO ID 192 AND 193)</text:p>
          </table:table-cell>
          <table:table-cell table:style-name="ce20" office:value-type="string">
            <text:p>0..1</text:p>
          </table:table-cell>
          <table:table-cell table:style-name="ce4" office:value-type="string">
            <text:p>ASBIE</text:p>
          </table:table-cell>
          <table:table-cell table:style-name="ce4" office:value-type="string">
            <text:p>The party combining individual smaller consignments into a single larger consignment (so-called consolidated consignment) that is sent to a counterpart who mirrors the consolidator's activity by dividing the consolidated consignment into its original components.</text:p>
          </table:table-cell>
          <table:table-cell table:style-name="ce9"/>
          <table:table-cell table:style-name="ce9" office:value-type="string">
            <text:p><text:s/>3036 and 3039</text:p>
          </table:table-cell>
          <table:table-cell table:style-name="ce37" office:value-type="string">
            <text:p>2.0</text:p>
          </table:table-cell>
          <table:table-cell table:style-name="ce4" table:number-columns-repeated="2"/>
          <table:table-cell table:style-name="ce5" office:value-type="string">
            <text:p>Transportation</text:p>
          </table:table-cell>
          <table:table-cell table:style-name="ce9" table:number-columns-repeated="2"/>
          <table:table-cell table:style-name="ce4" table:number-columns-repeated="6"/>
          <table:table-cell table:style-name="ce8" table:number-columns-repeated="114"/>
          <table:table-cell table:number-columns-repeated="111"/>
        </table:table-row>
        <table:table-row table:style-name="ro3">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Forwarding Instructions. Shipment</text:p>
          </table:table-cell>
          <table:table-cell table:style-name="ce10"/>
          <table:table-cell table:style-name="ce9" office:value-type="string">
            <text:p>Forwarding Instructions</text:p>
          </table:table-cell>
          <table:table-cell table:number-columns-repeated="2" table:style-name="ce5"/>
          <table:table-cell table:style-name="ce5"/>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number-columns-repeated="3"/>
          <table:table-cell table:style-name="ce10" office:value-type="string">
            <text:p>Shipment</text:p>
          </table:table-cell>
          <table:table-cell table:style-name="ce10"/>
          <table:table-cell table:style-name="ce21" office:value-type="string">
            <text:p>1</text:p>
          </table:table-cell>
          <table:table-cell table:style-name="ce5"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10" table:number-columns-repeated="2"/>
          <table:table-cell table:style-name="ce38" office:value-type="string">
            <text:p>2.0</text:p>
          </table:table-cell>
          <table:table-cell table:style-name="ce5" table:number-columns-repeated="2"/>
          <table:table-cell table:style-name="ce5" office:value-type="string">
            <text:p>Transportation</text:p>
          </table:table-cell>
          <table:table-cell table:style-name="ce10" table:number-columns-repeated="2"/>
          <table:table-cell table:style-name="ce5" table:number-columns-repeated="6"/>
          <table:table-cell table:style-name="ce8" table:number-columns-repeated="114"/>
          <table:table-cell table:number-columns-repeated="111"/>
        </table:table-row>
        <table:table-row table:style-name="ro3">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5" office:value-type="string">
            <text:p>Forwarding Instructions. Document Reference</text:p>
          </table:table-cell>
          <table:table-cell table:style-name="ce10"/>
          <table:table-cell table:style-name="ce9" office:value-type="string">
            <text:p>Forwarding Instructions</text:p>
          </table:table-cell>
          <table:table-cell table:number-columns-repeated="2" table:style-name="ce5"/>
          <table:table-cell table:style-name="ce5"/>
          <table:table-cell table:style-name="ce5" table:formula="oooc:=[.M24]" office:value-type="string" office:string-value="Document Reference">
            <text:p>Document Reference</text:p>
          </table:table-cell>
          <table:table-cell table:style-name="ce5" table:formula="oooc:=[.M24]" office:value-type="string" office:string-value="Document Reference">
            <text:p>Document Reference</text:p>
          </table:table-cell>
          <table:table-cell table:style-name="ce5" table:number-columns-repeated="3"/>
          <table:table-cell table:style-name="ce10" office:value-type="string">
            <text:p>Document Reference</text:p>
          </table:table-cell>
          <table:table-cell table:style-name="ce10"/>
          <table:table-cell table:style-name="ce21" office:value-type="string">
            <text:p>0..n</text:p>
          </table:table-cell>
          <table:table-cell table:style-name="ce5" office:value-type="string">
            <text:p>ASBIE</text:p>
          </table:table-cell>
          <table:table-cell table:style-name="ce30" office:value-type="string">
            <text:p>An association to Document Reference.</text:p>
          </table:table-cell>
          <table:table-cell table:style-name="ce10" table:number-columns-repeated="2"/>
          <table:table-cell table:style-name="ce38" office:value-type="string">
            <text:p>2.0</text:p>
          </table:table-cell>
          <table:table-cell table:style-name="ce5" table:number-columns-repeated="2"/>
          <table:table-cell table:style-name="ce5" office:value-type="string">
            <text:p>Transportation</text:p>
          </table:table-cell>
          <table:table-cell table:style-name="ce10" table:number-columns-repeated="2"/>
          <table:table-cell table:style-name="ce5" table:number-columns-repeated="6"/>
          <table:table-cell table:style-name="ce8" table:number-columns-repeated="114"/>
          <table:table-cell table:number-columns-repeated="111"/>
        </table:table-row>
        <table:table-row table:style-name="ro3">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5" office:value-type="string">
            <text:p>Forwarding Instructions. Exchange Rate</text:p>
          </table:table-cell>
          <table:table-cell table:style-name="ce10"/>
          <table:table-cell table:style-name="ce9" office:value-type="string">
            <text:p>Forwarding Instructions</text:p>
          </table:table-cell>
          <table:table-cell table:number-columns-repeated="2" table:style-name="ce5"/>
          <table:table-cell table:style-name="ce5"/>
          <table:table-cell table:style-name="ce5" table:formula="oooc:=[.M25]" office:value-type="string" office:string-value="Exchange Rate">
            <text:p>Exchange Rate</text:p>
          </table:table-cell>
          <table:table-cell table:style-name="ce5" table:formula="oooc:=[.M25]" office:value-type="string" office:string-value="Exchange Rate">
            <text:p>Exchange Rate</text:p>
          </table:table-cell>
          <table:table-cell table:style-name="ce5" table:number-columns-repeated="3"/>
          <table:table-cell table:style-name="ce10" office:value-type="string">
            <text:p>Exchange Rate</text:p>
          </table:table-cell>
          <table:table-cell table:style-name="ce10"/>
          <table:table-cell table:style-name="ce21"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0" table:number-columns-repeated="2"/>
          <table:table-cell table:style-name="ce38" office:value-type="string">
            <text:p>2.0</text:p>
          </table:table-cell>
          <table:table-cell table:style-name="ce5" table:number-columns-repeated="2"/>
          <table:table-cell table:style-name="ce5" office:value-type="string">
            <text:p>Transportation</text:p>
          </table:table-cell>
          <table:table-cell table:style-name="ce10" table:number-columns-repeated="2"/>
          <table:table-cell table:style-name="ce5" table:number-columns-repeated="6"/>
          <table:table-cell table:style-name="ce8" table:number-columns-repeated="114"/>
          <table:table-cell table:number-columns-repeated="111"/>
        </table:table-row>
        <table:table-row table:style-name="ro4">
          <table:table-cell table:style-name="ce5" table:formula="oooc:=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5" office:value-type="string">
            <text:p>Forwarding Instructions. Signature</text:p>
          </table:table-cell>
          <table:table-cell table:style-name="ce11"/>
          <table:table-cell table:style-name="ce9" office:value-type="string">
            <text:p>Forwarding Instructions</text:p>
          </table:table-cell>
          <table:table-cell table:number-columns-repeated="2" table:style-name="ce11"/>
          <table:table-cell table:style-name="ce11"/>
          <table:table-cell table:style-name="ce5" table:formula="oooc:=[.M26]" office:value-type="string" office:string-value="Signature">
            <text:p>Signature</text:p>
          </table:table-cell>
          <table:table-cell table:style-name="ce5" table:formula="oooc:=[.M26]" office:value-type="string" office:string-value="Signature">
            <text:p>Signature</text:p>
          </table:table-cell>
          <table:table-cell table:style-name="ce5"/>
          <table:table-cell table:style-name="ce11" table:number-columns-repeated="2"/>
          <table:table-cell table:style-name="ce17" office:value-type="string">
            <text:p>Signature</text:p>
          </table:table-cell>
          <table:table-cell table:style-name="ce11"/>
          <table:table-cell table:style-name="ce21" office:value-type="string">
            <text:p>0..n</text:p>
          </table:table-cell>
          <table:table-cell table:style-name="ce11" office:value-type="string">
            <text:p>ASBIE</text:p>
          </table:table-cell>
          <table:table-cell table:style-name="ce31" office:value-type="string">
            <text:p>One or more signatures applied to the document instance.</text:p>
          </table:table-cell>
          <table:table-cell table:style-name="ce31" table:number-columns-repeated="2"/>
          <table:table-cell table:style-name="ce39" office:value-type="string">
            <text:p>2.0</text:p>
          </table:table-cell>
          <table:table-cell table:style-name="ce42"/>
          <table:table-cell table:style-name="ce10"/>
          <table:table-cell table:style-name="ce5" office:value-type="string">
            <text:p>Transportation</text:p>
          </table:table-cell>
          <table:table-cell table:style-name="ce11" table:number-columns-repeated="8"/>
          <table:table-cell table:style-name="ce46" table:number-columns-repeated="114"/>
          <table:table-cell table:number-columns-repeated="111"/>
        </table:table-row>
        <table:table-row table:style-name="ro4">
          <table:table-cell table:style-name="ce6" table:number-columns-repeated="13"/>
          <table:table-cell table:style-name="ce18"/>
          <table:table-cell table:style-name="ce22"/>
          <table:table-cell table:style-name="ce18" office:value-type="string">
            <text:p>END</text:p>
          </table:table-cell>
          <table:table-cell table:style-name="ce32" table:number-columns-repeated="4"/>
          <table:table-cell table:style-name="ce43"/>
          <table:table-cell table:style-name="ce32"/>
          <table:table-cell table:style-name="ce6" table:number-columns-repeated="9"/>
          <table:table-cell table:number-columns-repeated="225"/>
        </table:table-row>
        <table:table-row table:style-name="ro4" table:number-rows-repeated="45">
          <table:table-cell table:number-columns-repeated="256"/>
        </table:table-row>
        <table:table-row table:style-name="ro6" table:number-rows-repeated="65463">
          <table:table-cell table:number-columns-repeated="256"/>
        </table:table-row>
        <table:table-row table:style-name="ro6">
          <table:table-cell table:number-columns-repeated="256"/>
        </table:table-row>
      </table:table>
      <table:named-expressions>
        <table:named-range table:name="Excel_BuiltIn__FilterDatabase_1" table:base-cell-address="$'Forwarding Instructions'.$A$1" table:cell-range-address="$'Forwarding Instructions'.$A$1:.$IV$1"/>
        <table:named-range table:name="BuiltIn_AutoFilter___1" table:base-cell-address="$'Forwarding Instructions'.$A$1" table:cell-range-address="$'Forwarding Instructions'.$#REF!$#REF!:.$#REF!$#REF!"/>
        <table:named-expression table:name="Excel_BuiltIn_Print_Titles_1___0" table:base-cell-address="$'Forwarding Instructions'.$A$1" table:expression="&quot;$Reusable.$#REF!$#REF!:$#REF!$#REF!&quot;"/>
        <table:named-range table:name="Excel_BuiltIn_Print_Area_1" table:base-cell-address="$'Forwarding Instructions'.$A$1" table:cell-range-address="$'Forwarding Instructions'.$A$17:.$AE$23" table:range-usable-as="print-range"/>
      </table:named-expressions>
      <table:database-ranges>
        <table:database-range table:name="Excel_BuiltIn__FilterDatabase_1" table:target-range-address="'Forwarding Instructions'.A1:'Forwarding Instructions'.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돋움" svg:font-family="돋움"/>
    <style:font-face style:name="Arial1" svg:font-family="Arial" style:font-family-generic="modern"/>
    <style:font-face style:name="Times New Roman" svg:font-family="'Times New Roman'" style:font-family-generic="roma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0:59</text:time></text:p>
        </style:region-right>
      </style:header>
      <style:header-left style:display="false"/>
      <style:footer>
        <text:p>Page <text:page-number>1</text:page-number> / <text:page-count>99</text:page-count></text:p>
      </style:footer>
      <style:footer-left style:display="false"/>
    </style:master-page>
    <style:master-page style:name="PageStyle_5f_Forwarding_20_Instructions" style:display-name="PageStyle_Forwarding Instruction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59</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5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2:59</dc:date>
    <meta:print-date>2002-03-13T05: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97"/>
  </office:meta>
</office:document-meta>
</file>